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c9b99" officeooo:paragraph-rsid="000c9b9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none" fo:font-weight="bold" officeooo:rsid="000c9b99" officeooo:paragraph-rsid="000c9b99"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none" fo:font-weight="bold" officeooo:rsid="000d5477" officeooo:paragraph-rsid="000d5477"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bold" officeooo:rsid="000c9b99" officeooo:paragraph-rsid="000c9b99"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2pt" fo:font-weight="normal" officeooo:rsid="000c9b99" officeooo:paragraph-rsid="000c9b9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c9b99" officeooo:paragraph-rsid="000c9b9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d5477" officeooo:paragraph-rsid="000d5477" style:font-size-asian="10.5pt" style:font-weight-asian="normal" style:font-size-complex="12pt" style:font-weight-complex="normal"/>
    </style:style>
    <style:style style:name="T1" style:family="text">
      <style:text-properties officeooo:rsid="000c9b99"/>
    </style:style>
    <style:style style:name="T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YNOPSIS</text:p>
      <text:p text:style-name="P1"/>
      <text:p text:style-name="P1">DOMAIN OF THE PROJECT</text:p>
      <text:p text:style-name="Standard"/>
      <text:p text:style-name="Standard">The domain of the project is centered around creating a Python-based remote-controlled robot car using a Raspberry Pi. <text:span text:style-name="T1">T</text:span>he key aspects <text:span text:style-name="T1">being</text:span>:</text:p>
      <text:p text:style-name="Standard"/>
      <text:p text:style-name="Standard">Robotic Control:</text:p>
      <text:p text:style-name="Standard">The project focuses on building a remote-controlled robot car. It involves programming the Raspberry Pi to control the movement of the robot car by sending signals to the motor controller. The GPIO pins of the Raspberry Pi are used to interface with the motor controller, enabling the car to move forward, backward, turn left, turn right, and pivot.</text:p>
      <text:p text:style-name="Standard"/>
      <text:p text:style-name="Standard">Raspberry Pi:</text:p>
      <text:p text:style-name="Standard">The Raspberry Pi is a small, affordable, and credit-card-sized computer that can be used for various projects. In this project, the Raspberry Pi serves as the brain of the robot car. It runs the Python code and communicates with the motor controller to control the robot's movements.</text:p>
      <text:p text:style-name="Standard"/>
      <text:p text:style-name="Standard">GPIO (General Purpose Input Output):</text:p>
      <text:p text:style-name="Standard">The GPIO pins on the Raspberry Pi allow for digital input and output operations. They can be used to interface with external devices and control their functionality. In this project, the GPIO pins are utilized to communicate with the motor controller and control the motors of the robot car.</text:p>
      <text:p text:style-name="Standard"/>
      <text:p text:style-name="Standard">Remote Control:</text:p>
      <text:p text:style-name="Standard">The project involves remote control functionality, where the user can control the robot car using keyboard inputs. The Python program captures keyboard events and maps them to specific actions, such as moving forward, turning left, etc. The tkinter module is used to create a graphical user interface (GUI) window that captures these keyboard inputs.</text:p>
      <text:p text:style-name="Standard"/>
      <text:p text:style-name="Standard">Python Programming:</text:p>
      <text:p text:style-name="Standard">Python is the programming language used to implement the project. It provides a high-level and easy-to-understand syntax, making it suitable for beginners and experienced programmers alike. The project leverages various Python concepts such as functions, classes, decorators, modules, and error handling to achieve the desired functionality.</text:p>
      <text:p text:style-name="Standard"/>
      <text:p text:style-name="Standard">Overall, the domain of the project encompasses the integration of hardware (Raspberry Pi and motor controller) and software (Python code) to create a remote-controlled robot car. The focus is on controlling the car's movements using the GPIO pins of the Raspberry Pi and capturing user inputs to drive the car in different directions.</text:p>
      <text:p text:style-name="Standard"/>
      <text:p text:style-name="P1">OBJECTIVES</text:p>
      <text:p text:style-name="P5">The objectives of the project titled "Python-based Remote Controlled Robot Car with Raspberry Pi" are as follows:</text:p>
      <text:p text:style-name="P5"/>
      <text:p text:style-name="P5"><text:span text:style-name="T2">1. Develop a remote-controlled robot car: </text:span>The primary objective is to build a robot car that can be controlled remotely using keyboard inputs or a user interface. The car should be capable of moving in different directions, such as forward, backward, left, right, and pivoting.</text:p>
      <text:p text:style-name="P5"/>
      <text:p text:style-name="P5"><text:soft-page-break/><text:span text:style-name="T2">2. Interface with Raspberry Pi and GPIO: </text:span>Utilize the Raspberry Pi as the central control unit for the robot car. Interface with the GPIO pins of the Raspberry Pi to control the motor controller and enable the car's movement.</text:p>
      <text:p text:style-name="P5"/>
      <text:p text:style-name="P5"><text:span text:style-name="T2">3. Implement modular and reusable code: </text:span>Structure the project using modular code to promote code reusability and maintainability. Divide the functionality into separate modules or classes, such as forward, reverse, turn_left, turn_right, pivot_left, and pivot_right, to encapsulate specific actions and promote code organization.</text:p>
      <text:p text:style-name="P5"/>
      <text:p text:style-name="P5"><text:span text:style-name="T2">4. Incorporate error handling and cleanup: </text:span>Implement appropriate error handling mechanisms to catch and handle exceptions during runtime. Ensure proper cleanup of resources, such as GPIO pins, to avoid conflicts or unintended behavior.</text:p>
      <text:p text:style-name="P5"/>
      <text:p text:style-name="P5"><text:span text:style-name="T2">5. Integrate with a graphical user interface (GUI): </text:span>Develop a user-friendly interface using the tkinter module to capture keyboard inputs for controlling the robot car. The GUI should provide a convenient and intuitive way for users to interact with the robot car.</text:p>
      <text:p text:style-name="P5"/>
      <text:p text:style-name="P5"><text:span text:style-name="T2">6. Measure and display execution time: </text:span>Implement a decorator function to measure the execution time of specific methods or functions, providing insights into the performance of the code. Display the start time, end time, and total execution time for the main robot control function.</text:p>
      <text:p text:style-name="P5"/>
      <text:p text:style-name="P5"><text:span text:style-name="T2">7. Ensure code efficiency and reliability: </text:span>Write clean and efficient Python code that adheres to best practices. Strive for reliable and consistent performance of the robot car by avoiding resource leaks, handling errors effectively, and adhering to programming conventions.</text:p>
      <text:p text:style-name="P5"/>
      <text:p text:style-name="P5"/>
      <text:p text:style-name="P5"/>
      <text:p text:style-name="P2">MODULE DESCRIPTION</text:p>
      <text:p text:style-name="P2"/>
      <text:p text:style-name="P6"><text:span text:style-name="T2">main.py: </text:span>The main entry point of the project. It initializes an instance of the robot class and invokes the myrobot method.</text:p>
      <text:p text:style-name="P6"/>
      <text:p text:style-name="P6"><text:span text:style-name="T2">forward.py: </text:span>Contains the forward function, which moves the robot car forward by controlling the motor controller.</text:p>
      <text:p text:style-name="P6"/>
      <text:p text:style-name="P6"><text:span text:style-name="T2">reverse.py: </text:span>Contains the reverse function, which moves the robot car backward by controlling the motor controller.</text:p>
      <text:p text:style-name="P6"/>
      <text:p text:style-name="P6"><text:span text:style-name="T2">left.py: </text:span>Contains the turn_left function, which turns the robot car left by controlling the motor controller.</text:p>
      <text:p text:style-name="P6"/>
      <text:p text:style-name="P6"><text:span text:style-name="T2">right.py: </text:span>Contains the turn_right function, which turns the robot car right by controlling the motor controller.</text:p>
      <text:p text:style-name="P6"/>
      <text:p text:style-name="P6"><text:span text:style-name="T2">pivotl.py: </text:span>Contains the pivot_left function, which pivots the robot car to the left by controlling the motor controller.</text:p>
      <text:p text:style-name="P6"/>
      <text:p text:style-name="P6"><text:span text:style-name="T2">pivotr.py: </text:span>Contains the pivot_right function, which pivots the robot car to the right by controlling the motor controller.</text:p>
      <text:p text:style-name="P6"/>
      <text:p text:style-name="P6"/>
      <text:p text:style-name="P3"><text:soft-page-break/>OUTCOMES</text:p>
      <text:p text:style-name="P7">The outcomes of the project are as follows:</text:p>
      <text:p text:style-name="P7"/>
      <text:p text:style-name="P7"><text:span text:style-name="T2">Remote Control Functionality: </text:span>The project allows the user to control the robot car remotely using keyboard inputs. By pressing specific keys, the user can make the car move forward, backward, turn left, turn right, or pivot in either direction.</text:p>
      <text:p text:style-name="P7"/>
      <text:p text:style-name="P7"><text:span text:style-name="T2">Real-time Motor Control: </text:span>The GPIO pins of the Raspberry Pi are utilized to control the motor controller of the robot car. This enables real-time control of the car's movements based on the keyboard inputs received.</text:p>
      <text:p text:style-name="P7"/>
      <text:p text:style-name="P7"><text:span text:style-name="T2">Graphical User Interface (GUI): </text:span>The project incorporates a graphical user interface using the tkinter library. The GUI window captures the keyboard inputs and passes them to the corresponding functions for controlling the robot car.</text:p>
      <text:p text:style-name="P7"/>
      <text:p text:style-name="P7"><text:span text:style-name="T2">Execution Time Measurement: </text:span>The project includes a decorator function, show_time, which measures the execution time of specific functions. It displays the start time, end time, and uptime of the functions. This feature allows for performance analysis and optimization if needed.</text:p>
      <text:p text:style-name="P7"/>
      <text:p text:style-name="P7"><text:span text:style-name="T2">Learning Opportunity: </text:span>Developing this project provides hands-on experience with Raspberry Pi, GPIO programming, motor control, event handling, and graphical user interface implementation. It offers an opportunity to learn and apply concepts related to IoT, robotics, and embedded systems.</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13:19:37.550139204</meta:creation-date>
    <dc:date>2023-05-20T13:32:17.208691404</dc:date>
    <meta:editing-duration>PT2M29S</meta:editing-duration>
    <meta:editing-cycles>1</meta:editing-cycles>
    <meta:document-statistic meta:table-count="0" meta:image-count="0" meta:object-count="0" meta:page-count="3" meta:paragraph-count="38" meta:word-count="968" meta:character-count="6363" meta:non-whitespace-character-count="5433"/>
    <meta:generator>LibreOffice/7.3.7.2$Linux_X86_64 LibreOffice_project/30$Build-2</meta:generator>
  </office:meta>
</office:document-meta>
</file>